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7.6in" style:rel-width="100%" table:align="left"/>
    </style:style>
    <style:style style:name="Таблица1.A" style:family="table-column">
      <style:table-column-properties style:column-width="7.6in" style:rel-column-width="65535*"/>
    </style:style>
    <style:style style:name="Таблица1.A1" style:family="table-cell">
      <style:table-cell-properties style:vertical-align="bottom"/>
    </style:style>
    <style:style style:name="Таблица2" style:family="table">
      <style:table-properties style:width="7.6in" style:rel-width="100%" table:align="left"/>
    </style:style>
    <style:style style:name="Таблица2.A" style:family="table-column">
      <style:table-column-properties style:column-width="7.6in" style:rel-column-width="65535*"/>
    </style:style>
    <style:style style:name="P1" style:family="paragraph" style:parent-style-name="Standard">
      <style:paragraph-properties fo:text-align="center" style:justify-single-word="false"/>
      <style:text-properties style:font-name="Arial" fo:font-size="16pt" style:font-size-asian="16pt" style:font-size-complex="16pt"/>
    </style:style>
    <style:style style:name="P2" style:family="paragraph" style:parent-style-name="Standard">
      <style:paragraph-properties fo:margin-top="0in" fo:margin-bottom="0.139in" fo:line-height="115%" style:text-autospace="none"/>
      <style:text-properties style:font-name="Arial"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margin-top="0in" fo:margin-bottom="0.139in" fo:line-height="115%" style:text-autospace="none"/>
      <style:text-properties style:font-name="Arial"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style:text-autospace="none"/>
      <style:text-properties style:font-name="Arial" fo:font-size="11pt" style:font-size-asian="11pt" style:font-size-complex="11pt"/>
    </style:style>
    <style:style style:name="P5" style:family="paragraph" style:parent-style-name="Standard">
      <style:paragraph-properties fo:margin-top="0in" fo:margin-bottom="0.139in" fo:line-height="115%" style:text-autospace="none"/>
      <style:text-properties style:use-window-font-color="true" style:font-name="Arial"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style:text-autospace="none"/>
      <style:text-properties style:use-window-font-color="true" style:font-name="Arial"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Table_20_Contents">
      <style:text-properties fo:font-variant="normal" fo:text-transform="none" fo:color="#000000" style:font-name="Arial" fo:font-size="11pt" fo:font-style="normal" fo:font-weight="normal"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Standard">
      <style:paragraph-properties fo:text-align="center" style:justify-single-word="false"/>
      <style:text-properties style:font-name="Arial" fo:font-size="14pt" style:font-size-asian="14pt" style:font-size-complex="14pt"/>
    </style:style>
    <style:style style:name="T1" style:family="text">
      <style:text-properties fo:color="#000000" fo:language="en" fo:country="none" fo:font-weight="normal" style:font-name-asian="Calibri" style:font-weight-asian="normal" style:font-name-complex="Calibri" style:font-weight-complex="normal"/>
    </style:style>
    <style:style style:name="T2" style:family="text">
      <style:text-properties fo:language="en" fo:country="none" fo:font-weight="normal" style:font-name-asian="Calibri" style:font-weight-asian="normal" style:font-name-complex="Calibri" style:font-weight-complex="normal"/>
    </style:style>
    <style:style style:name="T3" style:family="text">
      <style:text-properties style:font-name="Arial"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bd77fb69-1986-7cf4-359e-37198560b8ee"/>Theme Description Guidelines</text:p>
      <text:p text:style-name="P1"><text:a xlink:type="simple" xlink:href="http://theme001.mybigcommerce.com/"><text:span text:style-name="T3">http://theme001.mybigcommerce.com/</text:span></text:a></text:p>
      <text:p text:style-name="P2"/>
      <text:p text:style-name="P2">Blurb</text:p>
      <text:p text:style-name="P3">This theme will help you build a user-friendly online store to improve your eCommerce business. </text:p>
      <text:p text:style-name="P2">Long Description</text:p>
      <text:p text:style-name="P3">This theme is meant for print stores, but, in fact, it’s an appropriate option for any merchant who wants to build a customer-friendly online shop. By means of its well-organized content structure, you can make sure that visitors of your site will find it pleasant to browse through it and come across a desirable product in a blink. To let them take a closer look at some of your offerings, there is an effective slider of full-screen width at the top of the homepage. </text:p>
      <text:p text:style-name="P3">Under the slider, you can group your products in blocks of different colors to facilitate people’s search and ensure better visual perception of information. Using this template, you will also have an opportunity to draw particular attention to your new arrivals and items sold at discounted prices or enjoying wide popularity. It’s possible due to the panels of the featured and new products located further down the homepage. As the theme boasts a clean layout, nothing will distract customers from shopping. </text:p>
      <text:p text:style-name="P3">To choose the right item, it’s crucial to have peace of mind. And a light grey background will provide such an effect, as this hue is known to create a sense of composure from a psychological perspective. Once a cursor is put over add-to-cart buttons, they get red, which is another factor that stimulates buyers’ activity. Bringing a mouse pointer to an image of a certain product, shoppers will see a quick-view button. After clicking it, they will be able to learn more about the product’s details and, therefore, become more determined for an order. </text:p>
      <text:p text:style-name="P3">In terms of functionality, the template is fully responsive, which will let you interact with any online shopper, whether a person browses through your site via a mobile device or a desktop. If you are aimed at expanding the scope of your business, a localization option will assist you in your endeavor. With its aid, this theme can be adapted to the requirements of your target market. Moreover, the template includes a pack of detailed guidelines that will facilitate the process of its installation and customization. Whenever you come up with some questions, you can use the guide for a reference. </text:p>
      <text:p text:style-name="P2">Supported Devices</text:p>
      <text:p text:style-name="P4"><text:span text:style-name="T2">This theme has been tested and approved for use on </text:span><text:span text:style-name="T1">Chrome, Firefox, IE9+, Apple iOS, Android and Windows Mobile devices. </text:span></text:p>
      <text:p text:style-name="P5">Designer </text:p>
      <text:p text:style-name="P6">Designed and developed by TemplateMonster. </text:p>
      <text:p text:style-name="P5">Support </text:p>
      <table:table table:name="Таблица1" table:style-name="Таблица1">
        <table:table-column table:style-name="Таблица1.A"/>
        <table:table-row>
          <table:table-cell table:style-name="Таблица1.A1" office:value-type="string">
            <table:table table:name="Таблица2" table:style-name="Таблица2">
              <table:table-column table:style-name="Таблица2.A"/>
              <table:table-row>
                <table:table-cell office:value-type="string">
                  <text:p text:style-name="P7">If you require any further support or customization, please contact us at template-help.com. You can also find helpful information about the product use at forum.bigcommerce.com,  support.bigcommerce.com, developer.bigcommerce.com, and bigcommerce.com/learning.</text:p>
                </table:table-cell>
              </table:table-row>
            </table:table>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689in" fo:margin-right="0.43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0-16T18:14:22.44</meta:creation-date>
    <dc:date>2014-10-17T11:29:44.94</dc:date>
    <meta:editing-duration>PT00H44M31S</meta:editing-duration>
    <meta:editing-cycles>3</meta:editing-cycles>
    <meta:generator>OpenOffice.org/3.2$Win32 OpenOffice.org_project/320m12$Build-9483</meta:generator>
    <meta:document-statistic meta:table-count="2" meta:image-count="0" meta:object-count="0" meta:page-count="1" meta:paragraph-count="15" meta:word-count="441" meta:character-count="2776"/>
  </office:meta>
</office:document-meta>
</file>